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6.5792in" fo:margin-left="-0.0785in" table:align="left" style:writing-mode="lr-tb"/>
    </style:style>
    <style:style style:name="Table1.A" style:family="table-column">
      <style:table-column-properties style:column-width="2.3396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3.35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標楷體" fo:font-size="14pt" style:font-name-asian="標楷體" style:font-size-asian="14pt" style:font-name-complex="標楷體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 style:font-name-complex="Arial" style:font-size-complex="14pt"/>
    </style:style>
    <style:style style:name="P7" style:family="paragraph" style:parent-style-name="Standard"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9" style:family="paragraph" style:parent-style-name="Standard"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10" style:family="paragraph" style:parent-style-name="Standard">
      <style:text-properties style:font-name="標楷體" fo:font-size="13pt" style:font-name-asian="標楷體" style:font-size-asian="13pt" style:font-name-complex="標楷體" style:font-size-complex="13pt"/>
    </style:style>
    <style:style style:name="P11" style:family="paragraph" style:parent-style-name="Standard">
      <style:text-properties style:font-name="標楷體" fo:font-size="13pt" style:font-name-asian="標楷體" style:font-size-asian="13pt" style:font-name-complex="標楷體" style:font-size-complex="13pt"/>
    </style:style>
    <style:style style:name="P12" style:family="paragraph" style:parent-style-name="Standard">
      <style:paragraph-properties fo:margin-left="2.3335in" fo:margin-right="0in" fo:text-indent="0.3335in" style:auto-text-indent="false"/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T1" style:family="text"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T2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3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4" style:family="text">
      <style:text-properties style:font-name="標楷體" fo:font-size="13pt" style:font-name-asian="標楷體" style:font-size-asian="13pt" style:font-name-complex="標楷體" style:font-size-complex="13pt"/>
    </style:style>
    <style:style style:name="T5" style:family="text">
      <style:text-properties style:font-name="標楷體" fo:font-size="13pt" fo:font-weight="bold" style:font-name-asian="標楷體" style:font-size-asian="13pt" style:font-weight-asian="bold" style:font-name-complex="標楷體" style:font-size-complex="13pt"/>
    </style:style>
    <style:style style:name="T6" style:family="text">
      <style:text-properties style:font-name="標楷體" fo:font-size="13pt" fo:font-style="italic" fo:font-weight="bold" style:font-name-asian="標楷體" style:font-size-asian="13pt" style:font-style-asian="italic" style:font-weight-asian="bold" style:font-name-complex="標楷體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ational Cheng Kung University</text:p>
      <text:p text:style-name="P2">Artificial Intelligence and Technology Program</text:p>
      <text:p text:style-name="P7"/>
      <text:p text:style-name="P8">Verification of Foundation Course Credit for International Student</text:p>
      <text:p text:style-name="P7"/>
      <text:p text:style-name="Standard"><text:span text:style-name="T3">Date: <text:s text:c="5"/></text:span><text:span text:style-name="T3">(</text:span><text:span text:style-name="T3">Y</text:span><text:span text:style-name="T3">)</text:span><text:span text:style-name="T3">/ <text:s text:c="3"/>(M)/ <text:s text:c="3"/>(D)</text:span></text:p>
      <text:p text:style-name="Standard"><text:span text:style-name="T3">Date of Enrollment: <text:s text:c="6"/></text:span><text:span text:style-name="T3">(</text:span><text:span text:style-name="T3">Y</text:span><text:span text:style-name="T3">)</text:span><text:span text:style-name="T3">/ <text:s text:c="3"/>(M)</text:span></text:p>
      <text:p text:style-name="P10">Student ID:</text:p>
      <text:p text:style-name="P10">Name in Chinese:</text:p>
      <text:p text:style-name="P10">Name in English:</text:p>
      <text:p text:style-name="P10"/>
      <text:p text:style-name="Standard"><text:span text:style-name="T3">Please verify the following items by the advisor.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Name of the Course</text:p>
          </table:table-cell>
          <table:table-cell table:style-name="Table1.A1" office:value-type="string">
            <text:p text:style-name="P3">Score</text:p>
          </table:table-cell>
          <table:table-cell table:style-name="Table1.C1" office:value-type="string">
            <text:p text:style-name="P1"><text:span text:style-name="T2">Does the student need to take the course to satisfy the degree requirement?</text:span></text:p>
            <text:p text:style-name="P3">(Please note Yes/No by the advisor)</text:p>
          </table:table-cell>
        </table:table-row>
        <table:table-row table:style-name="Table1.1">
          <table:table-cell table:style-name="Table1.A1" office:value-type="string">
            <text:p text:style-name="P3">Computer Organization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3">□ YES <text:s text:c="5"/>□ NO</text:p>
          </table:table-cell>
        </table:table-row>
        <table:table-row table:style-name="Table1.1">
          <table:table-cell table:style-name="Table1.A1" office:value-type="string">
            <text:p text:style-name="P3">Data Structure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3">□ YES <text:s text:c="5"/>□ NO</text:p>
          </table:table-cell>
        </table:table-row>
        <table:table-row table:style-name="Table1.1">
          <table:table-cell table:style-name="Table1.A1" office:value-type="string">
            <text:p text:style-name="P6">Linear Algebra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3">□ YES <text:s text:c="5"/>□ NO</text:p>
          </table:table-cell>
        </table:table-row>
      </table:table>
      <text:p text:style-name="P10"/>
      <text:p text:style-name="P10"/>
      <text:p text:style-name="P12">Signature of the advisor:</text:p>
      <text:p text:style-name="P7"/>
      <text:p text:style-name="Standard"><text:span text:style-name="T3">P.S.1. Please attach this file with your </text:span><text:span text:style-name="T6">undergraduate official grade report.</text:span></text:p>
      <text:p text:style-name="Standard"><text:span text:style-name="T3">P.S.2. Please submit these files (with the verification of your advisor) to Ms. Lee within 7 days as the new semester start</text:span><text:span text:style-name="T3">s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fo:language="none" fo:country="none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fo:language="none" fo:country="non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0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0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8862in" fo:margin-left="1.25in" fo:margin-right="1.0819in" style:writing-mode="lr-tb" style:layout-grid-color="#c0c0c0" style:layout-grid-lines="40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成功大學醫學資訊研究所</dc:title>
    <meta:initial-creator>Microsoft</meta:initial-creator>
    <meta:creation-date>2020-08-14T00:22:00</meta:creation-date>
    <dc:creator>Windows 使用者</dc:creator>
    <dc:date>2021-08-03T01:40:00</dc:date>
    <meta:editing-cycles>3</meta:editing-cycles>
    <meta:editing-duration>PT5M</meta:editing-duration>
    <meta:document-statistic meta:table-count="1" meta:image-count="0" meta:object-count="0" meta:page-count="1" meta:paragraph-count="22" meta:word-count="121" meta:character-count="755" meta:non-whitespace-character-count="621"/>
    <meta:generator>LibreOffice/5.4.7.2$Linux_X86_64 LibreOffice_project/c838ef25c16710f8838b1faec480ebba495259d0</meta:generator>
  </office:meta>
</office:document-meta>
</file>